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layout-cache" manifest:media-type="application/binary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D1" style:family="table-cell">
      <style:table-cell-properties fo:padding="0.049cm" fo:border="0.05pt solid #000000" style:writing-mode="page"/>
    </style:style>
    <style:style style:name="Tableau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" style:family="table">
      <style:table-properties style:width="16.99cm" table:align="left"/>
    </style:style>
    <style:style style:name="Tableau1.A" style:family="table-column">
      <style:table-column-properties style:column-width="4.898cm"/>
    </style:style>
    <style:style style:name="Tableau1.B" style:family="table-column">
      <style:table-column-properties style:column-width="2.418cm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F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loext:opacity="100%" style:font-name="Liberation Serif" fo:font-size="12pt" officeooo:rsid="0034a7d4" officeooo:paragraph-rsid="00181a77" style:font-size-asian="12pt" style:font-size-complex="12pt"/>
    </style:style>
    <style:style style:name="P2" style:family="paragraph" style:parent-style-name="Standard">
      <style:text-properties fo:color="#000000" loext:opacity="100%" style:font-name="Liberation Serif" fo:font-size="12pt" officeooo:rsid="00181a77" officeooo:paragraph-rsid="00181a77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181a77" officeooo:paragraph-rsid="00181a77" style:font-weight-asian="bold" style:font-weight-complex="bold"/>
    </style:style>
    <style:style style:name="P4" style:family="paragraph" style:parent-style-name="Standard">
      <style:text-properties style:font-name="Liberation Serif" style:text-underline-style="solid" style:text-underline-width="auto" style:text-underline-color="font-color" fo:font-weight="bold" officeooo:rsid="00181a77" officeooo:paragraph-rsid="00181a77" style:font-weight-asian="bold" style:font-weight-complex="bold"/>
    </style:style>
    <style:style style:name="P5" style:family="paragraph" style:parent-style-name="Standard">
      <style:text-properties style:font-name="Liberation Serif" officeooo:rsid="00181a77" officeooo:paragraph-rsid="00181a77"/>
    </style:style>
    <style:style style:name="P6" style:family="paragraph" style:parent-style-name="Standard">
      <style:text-properties style:font-name="Liberation Serif" fo:font-size="12pt" officeooo:rsid="00111c99" officeooo:paragraph-rsid="00181a77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81a77" officeooo:paragraph-rsid="00181a77" style:font-size-asian="12pt" style:font-size-complex="12pt"/>
    </style:style>
    <style:style style:name="P8" style:family="paragraph" style:parent-style-name="Standard">
      <style:text-properties style:font-name="Liberation Serif" fo:font-size="12pt" officeooo:rsid="0027e8bd" officeooo:paragraph-rsid="00181a77" style:font-size-asian="12pt" style:font-size-complex="12pt"/>
    </style:style>
    <style:style style:name="P9" style:family="paragraph" style:parent-style-name="Standard">
      <style:text-properties style:font-name="Liberation Serif" fo:font-size="12pt" officeooo:rsid="000eaf02" officeooo:paragraph-rsid="00181a77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3740ae" officeooo:paragraph-rsid="00181a77" style:font-size-asian="12pt" style:font-size-complex="12pt"/>
    </style:style>
    <style:style style:name="P11" style:family="paragraph" style:parent-style-name="Table_20_Contents">
      <style:text-properties style:font-name="Liberation Serif" fo:font-size="12pt" officeooo:rsid="003740ae" officeooo:paragraph-rsid="00181a77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37a428" officeooo:paragraph-rsid="00181a77" style:font-size-asian="12pt" style:font-size-complex="12pt"/>
    </style:style>
    <style:style style:name="P13" style:family="paragraph" style:parent-style-name="Table_20_Contents">
      <style:text-properties style:font-name="Liberation Serif" fo:font-size="12pt" officeooo:rsid="0037a428" officeooo:paragraph-rsid="00181a77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131aff" officeooo:paragraph-rsid="00181a77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157f97" officeooo:paragraph-rsid="00181a77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116c75" officeooo:paragraph-rsid="00181a77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3a48ba" officeooo:paragraph-rsid="00181a77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1bd7e0" officeooo:paragraph-rsid="00181a77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1e8e07" officeooo:paragraph-rsid="00181a77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1f906f" officeooo:paragraph-rsid="00181a77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24bfcc" officeooo:paragraph-rsid="00181a77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260e0f" officeooo:paragraph-rsid="00181a77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288258" officeooo:paragraph-rsid="00181a77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189ed6" officeooo:paragraph-rsid="00189ed6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2b76ca" officeooo:paragraph-rsid="00181a77" style:font-size-asian="12pt" style:font-size-complex="12pt"/>
    </style:style>
    <style:style style:name="P26" style:family="paragraph" style:parent-style-name="Table_20_Contents">
      <style:text-properties style:font-name="Liberation Serif" fo:font-size="12pt" officeooo:rsid="002b76ca" officeooo:paragraph-rsid="00181a77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2pt" officeooo:rsid="002b76ca" officeooo:paragraph-rsid="00181a77" style:font-size-asian="12pt" style:font-size-complex="12pt"/>
    </style:style>
    <style:style style:name="P28" style:family="paragraph" style:parent-style-name="Standard">
      <style:text-properties style:font-name="Liberation Serif" fo:font-size="12pt" officeooo:rsid="002afef0" officeooo:paragraph-rsid="00181a77" style:font-size-asian="12pt" style:font-size-complex="12pt"/>
    </style:style>
    <style:style style:name="P29" style:family="paragraph" style:parent-style-name="Standard">
      <style:text-properties style:font-name="Liberation Serif" fo:font-size="12pt" officeooo:rsid="002beae1" officeooo:paragraph-rsid="00181a77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2c17d4" officeooo:paragraph-rsid="00181a77" style:font-size-asian="12pt" style:font-size-complex="12pt"/>
    </style:style>
    <style:style style:name="P31" style:family="paragraph" style:parent-style-name="Standard">
      <style:text-properties style:font-name="Liberation Serif" fo:font-size="12pt" officeooo:rsid="002db48e" officeooo:paragraph-rsid="00181a77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2e9076" officeooo:paragraph-rsid="00181a77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30215f" officeooo:paragraph-rsid="00181a77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320523" officeooo:paragraph-rsid="00181a77" style:font-size-asian="12pt" style:font-size-complex="12pt"/>
    </style:style>
    <style:style style:name="P35" style:family="paragraph" style:parent-style-name="Standard">
      <style:text-properties style:font-name="Liberation Serif" fo:font-size="12pt" fo:font-weight="bold" officeooo:rsid="00181a77" officeooo:paragraph-rsid="00181a77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81a77" officeooo:paragraph-rsid="00181a77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Liberation Serif" fo:font-size="12pt" officeooo:rsid="00181a77" officeooo:paragraph-rsid="00181a77" style:font-size-asian="12pt" style:font-size-complex="12pt"/>
    </style:style>
    <style:style style:name="T1" style:family="text">
      <style:text-properties officeooo:rsid="0027e8bd"/>
    </style:style>
    <style:style style:name="T2" style:family="text">
      <style:text-properties officeooo:rsid="00111c99"/>
    </style:style>
    <style:style style:name="T3" style:family="text">
      <style:text-properties officeooo:rsid="0029bb88"/>
    </style:style>
    <style:style style:name="T4" style:family="text">
      <style:text-properties officeooo:rsid="0037a428"/>
    </style:style>
    <style:style style:name="T5" style:family="text">
      <style:text-properties officeooo:rsid="00399d74"/>
    </style:style>
    <style:style style:name="T6" style:family="text">
      <style:text-properties officeooo:rsid="000eaf02"/>
    </style:style>
    <style:style style:name="T7" style:family="text">
      <style:text-properties officeooo:rsid="0017a74e"/>
    </style:style>
    <style:style style:name="T8" style:family="text">
      <style:text-properties officeooo:rsid="003a48ba"/>
    </style:style>
    <style:style style:name="T9" style:family="text">
      <style:text-properties officeooo:rsid="00116c75"/>
    </style:style>
    <style:style style:name="T10" style:family="text">
      <style:text-properties officeooo:rsid="003c225a"/>
    </style:style>
    <style:style style:name="T11" style:family="text">
      <style:text-properties officeooo:rsid="001bd7e0"/>
    </style:style>
    <style:style style:name="T12" style:family="text">
      <style:text-properties officeooo:rsid="001d2c46"/>
    </style:style>
    <style:style style:name="T13" style:family="text">
      <style:text-properties officeooo:rsid="001f906f"/>
    </style:style>
    <style:style style:name="T14" style:family="text">
      <style:text-properties officeooo:rsid="00231950"/>
    </style:style>
    <style:style style:name="T15" style:family="text">
      <style:text-properties officeooo:rsid="001e8e07"/>
    </style:style>
    <style:style style:name="T16" style:family="text">
      <style:text-properties officeooo:rsid="0024bfcc"/>
    </style:style>
    <style:style style:name="T17" style:family="text">
      <style:text-properties officeooo:rsid="0025fad4"/>
    </style:style>
    <style:style style:name="T18" style:family="text">
      <style:text-properties officeooo:rsid="00260e0f"/>
    </style:style>
    <style:style style:name="T19" style:family="text">
      <style:text-properties officeooo:rsid="00275287"/>
    </style:style>
    <style:style style:name="T20" style:family="text">
      <style:text-properties officeooo:rsid="002beae1"/>
    </style:style>
    <style:style style:name="T21" style:family="text">
      <style:text-properties officeooo:rsid="0023d641"/>
    </style:style>
    <style:style style:name="T22" style:family="text">
      <style:text-properties officeooo:rsid="002c17d4"/>
    </style:style>
    <style:style style:name="T23" style:family="text">
      <style:text-properties officeooo:rsid="002afef0"/>
    </style:style>
    <style:style style:name="T24" style:family="text">
      <style:text-properties officeooo:rsid="002db48e"/>
    </style:style>
    <style:style style:name="T25" style:family="text">
      <style:text-properties officeooo:rsid="002e9076"/>
    </style:style>
    <style:style style:name="T26" style:family="text">
      <style:text-properties officeooo:rsid="003323e1"/>
    </style:style>
    <style:style style:name="T27" style:family="text">
      <style:text-properties officeooo:rsid="00320523"/>
    </style:style>
    <style:style style:name="T28" style:family="text">
      <style:text-properties officeooo:rsid="002cf0e1"/>
    </style:style>
    <style:style style:name="T29" style:family="text">
      <style:text-properties fo:color="#000000" loext:opacity="100%" officeooo:rsid="0034a7d4"/>
    </style:style>
    <style:style style:name="T30" style:family="text">
      <style:text-properties officeooo:rsid="0034a7d4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4" style:family="text">
      <style:text-properties officeooo:rsid="00189ed6"/>
    </style:style>
    <style:style style:name="T35" style:family="text">
      <style:text-properties fo:font-size="12pt" officeooo:rsid="000eaf02" style:font-size-asian="12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uilles de correction </text:p>
      <text:p text:style-name="P5"/>
      <text:p text:style-name="P4">Exercice 1 :</text:p>
      <text:p text:style-name="P5"><text:span text:style-name="T33">1)</text:span><text:span text:style-name="T32"> </text:span><text:span text:style-name="T35">Dans une expérience aléatoire où il y a équiprobabilité, la probabilité d’un événement est égale au quotient : </text:span><text:span text:style-name="T35"><draw:frame draw:style-name="fr1" draw:name="Objet2" text:anchor-type="as-char" svg:y="-0.619cm" svg:width="7.287cm" svg:height="0.998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35">. </text:span></text:p>
      <text:p text:style-name="P6"/>
      <text:p text:style-name="P6"><text:span text:style-name="T1">Ici, cela donne</text:span><draw:frame draw:style-name="fr1" draw:name="Objet10" text:anchor-type="as-char" svg:y="-0.619cm" svg:width="4.533cm" svg:height="0.99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6"/>
      <text:p text:style-name="P7"><text:span text:style-name="T31">2) </text:span><text:span text:style-name="T2">L’événement contraire d’un événement A est l’événement qui se réalise lorsque A ne se réalise pas. On le note </text:span><text:span text:style-name="T2"><draw:frame draw:style-name="fr1" draw:name="Objet11" text:anchor-type="as-char" svg:y="-0.377cm" svg:width="0.526cm" svg:height="0.46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">. Et </text:span><text:span text:style-name="T2"><draw:frame draw:style-name="fr1" draw:name="Objet12" text:anchor-type="as-char" svg:y="-0.386cm" svg:width="2.955cm" svg:height="0.506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p text:style-name="P6"/>
      <text:p text:style-name="P8">On note N l’événement « la carte tirée est noire » et <draw:frame draw:style-name="fr1" draw:name="Objet5" text:anchor-type="as-char" svg:y="-0.377cm" svg:width="0.547cm" svg:height="0.46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son événement contraire « la carte tirée n’est pas noire »On cherche <draw:frame draw:style-name="fr1" draw:name="Objet6" text:anchor-type="as-char" svg:y="-0.377cm" svg:width="0.547cm" svg:height="0.46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8">On sait que <draw:frame draw:style-name="fr1" draw:name="Objet7" text:anchor-type="as-char" svg:y="-0.386cm" svg:width="2.999cm" svg:height="0.506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donc que <draw:frame draw:style-name="fr1" draw:name="Objet8" text:anchor-type="as-char" svg:y="-0.386cm" svg:width="3.074cm" svg:height="0.506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. </text:p>
      <text:p text:style-name="P8">Calculons <draw:frame draw:style-name="fr1" draw:name="Objet9" text:anchor-type="as-char" svg:y="-0.386cm" svg:width="1.185cm" svg:height="0.506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. </text:p>
      <text:p text:style-name="P8"/>
      <text:p text:style-name="P9">Dans une expérience aléatoire où il y a équiprobabilité, la probabilité d’un événement est égale au quotient : <draw:frame draw:style-name="fr1" draw:name="Objet18" text:anchor-type="as-char" svg:y="-0.619cm" svg:width="7.287cm" svg:height="0.998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. </text:p>
      <text:p text:style-name="P6"/>
      <text:p text:style-name="P6"><text:span text:style-name="T1">Ici, cela donne</text:span><draw:frame draw:style-name="fr1" draw:name="Objet17" text:anchor-type="as-char" svg:y="-0.619cm" svg:width="4.533cm" svg:height="0.998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6"/>
      <text:p text:style-name="P8">Et donc <draw:frame draw:style-name="fr1" draw:name="Objet19" text:anchor-type="as-char" svg:y="-0.619cm" svg:width="4.932cm" svg:height="0.998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8">La probabilité que la carte tirée par <text:span text:style-name="T3">L</text:span>ana ne soit pas noire est de <draw:frame draw:style-name="fr1" draw:name="Objet13" text:anchor-type="as-char" svg:y="-0.619cm" svg:width="0.501cm" svg:height="0.998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8"/>
      <text:p text:style-name="P36">Exercice 2 : </text:p>
      <text:p text:style-name="P35">1) </text:p>
      <table:table table:name="Tableau2" table:style-name="Tableau2">
        <table:table-column table:style-name="Tableau2.A" table:number-columns-repeated="3"/>
        <table:table-column table:style-name="Tableau2.D"/>
        <table:table-row table:style-name="TableLine1618727915152">
          <table:table-cell table:style-name="Tableau2.A1" office:value-type="string">
            <text:p text:style-name="P11"><text:s text:c="27"/>Fève 1</text:p>
            <text:p text:style-name="P11">Fève 2</text:p>
          </table:table-cell>
          <table:table-cell table:style-name="Tableau2.A1" office:value-type="string">
            <text:p text:style-name="P11">A</text:p>
          </table:table-cell>
          <table:table-cell table:style-name="Tableau2.A1" office:value-type="string">
            <text:p text:style-name="P11">B</text:p>
          </table:table-cell>
          <table:table-cell table:style-name="Tableau2.D1" office:value-type="string">
            <text:p text:style-name="P11">C</text:p>
          </table:table-cell>
        </table:table-row>
        <table:table-row table:style-name="TableLine1618727908624"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(A,A)</text:p>
          </table:table-cell>
          <table:table-cell table:style-name="Tableau2.A2" office:value-type="string">
            <text:p text:style-name="P11">(<text:span text:style-name="T4">B</text:span>,<text:span text:style-name="T4">A</text:span>)</text:p>
          </table:table-cell>
          <table:table-cell table:style-name="Tableau2.D2" office:value-type="string">
            <text:p text:style-name="P13">(C,A)</text:p>
          </table:table-cell>
        </table:table-row>
        <table:table-row table:style-name="TableLine1618727909712">
          <table:table-cell table:style-name="Tableau2.A2" office:value-type="string">
            <text:p text:style-name="P11">B</text:p>
          </table:table-cell>
          <table:table-cell table:style-name="Tableau2.A2" office:value-type="string">
            <text:p text:style-name="P11">(<text:span text:style-name="T4">A</text:span>,<text:span text:style-name="T4">B</text:span>)</text:p>
          </table:table-cell>
          <table:table-cell table:style-name="Tableau2.A2" office:value-type="string">
            <text:p text:style-name="P13">(B,B)</text:p>
          </table:table-cell>
          <table:table-cell table:style-name="Tableau2.D2" office:value-type="string">
            <text:p text:style-name="P13">(C,B)</text:p>
          </table:table-cell>
        </table:table-row>
        <table:table-row table:style-name="TableLine1618727909984">
          <table:table-cell table:style-name="Tableau2.A2" office:value-type="string">
            <text:p text:style-name="P11">C</text:p>
          </table:table-cell>
          <table:table-cell table:style-name="Tableau2.A2" office:value-type="string">
            <text:p text:style-name="P13">(A,<text:span text:style-name="T5">C)</text:span></text:p>
          </table:table-cell>
          <table:table-cell table:style-name="Tableau2.A2" office:value-type="string">
            <text:p text:style-name="P13">(B,C)</text:p>
          </table:table-cell>
          <table:table-cell table:style-name="Tableau2.D2" office:value-type="string">
            <text:p text:style-name="P13">(C,C)</text:p>
          </table:table-cell>
        </table:table-row>
      </table:table>
      <text:p text:style-name="P10"/>
      <text:p text:style-name="P7"><text:span text:style-name="T31">2)</text:span> <text:span text:style-name="T6">Dans une expérience aléatoire où il y a équiprobabilité, la probabilité d’un événement est égale au quotient : </text:span><text:span text:style-name="T6"><draw:frame draw:style-name="fr1" draw:name="Objet14" text:anchor-type="as-char" svg:y="-0.619cm" svg:width="7.287cm" svg:height="0.998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6">. </text:span><text:span text:style-name="T4">Il y a une issue qui correspond à l’événement « Anissa a les deux fèves » et au total il y a 9 issues. </text:span></text:p>
      <text:p text:style-name="P12"><text:span text:style-name="T7">La probabilité qu’Anissa ai les deux fèves est de </text:span><text:span text:style-name="T7"><draw:frame draw:style-name="fr1" draw:name="Objet3" text:anchor-type="as-char" svg:y="-0.619cm" svg:width="0.506cm" svg:height="0.998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<text:p text:style-name="P12"/>
      <text:p text:style-name="P7"><text:span text:style-name="T31">3)</text:span> <text:span text:style-name="T6">Dans une expérience aléatoire où il y a équiprobabilité, la probabilité d’un événement est égale au quotient : </text:span><text:span text:style-name="T6"><draw:frame draw:style-name="fr1" draw:name="Objet20" text:anchor-type="as-char" svg:y="-0.619cm" svg:width="7.287cm" svg:height="0.998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6">. </text:span><text:span text:style-name="T3">Il y a 4 issues favorables à cet événement sur 9 issues totales. </text:span></text:p>
      <text:p text:style-name="P12"><text:span text:style-name="T7">La probabilité que Coralie ai exactement </text:span><text:span text:style-name="T3">une</text:span><text:span text:style-name="T7"> fèves est </text:span><text:span text:style-name="T3">de </text:span><text:span text:style-name="T3"><draw:frame draw:style-name="fr1" draw:name="Objet15" text:anchor-type="as-char" svg:y="-0.619cm" svg:width="0.524cm" svg:height="0.998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3">. </text:span></text:p>
      <text:p text:style-name="P12"><text:soft-page-break/></text:p>
      <text:p text:style-name="P7"><text:span text:style-name="T31">4)</text:span> <text:span text:style-name="T6">Dans une expérience aléatoire où il y a équiprobabilité, la probabilité d’un événement est égale au quotient : </text:span><text:span text:style-name="T6"><draw:frame draw:style-name="fr1" draw:name="Objet1" text:anchor-type="as-char" svg:y="-0.619cm" svg:width="7.287cm" svg:height="0.998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6">. </text:span><text:span text:style-name="T3">Il y a 4 issues favorables à cet événement sur 9 issues totales. </text:span></text:p>
      <text:p text:style-name="P12"><text:span text:style-name="T7">La probabilité que Coralie ai exactement </text:span><text:span text:style-name="T3">une</text:span><text:span text:style-name="T7"> fèves est </text:span><text:span text:style-name="T3">de </text:span><text:span text:style-name="T3"><draw:frame draw:style-name="fr1" draw:name="Objet4" text:anchor-type="as-char" svg:y="-0.619cm" svg:width="0.524cm" svg:height="0.998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3">. </text:span></text:p>
      <text:p text:style-name="P12"/>
      <text:p text:style-name="P7"><text:span text:style-name="T31">5)</text:span> <text:span text:style-name="T6">Dans une expérience aléatoire où il y a équiprobabilité, la probabilité d’un événement est égale au quotient : </text:span><text:span text:style-name="T6"><draw:frame draw:style-name="fr1" draw:name="Objet16" text:anchor-type="as-char" svg:y="-0.619cm" svg:width="7.287cm" svg:height="0.998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6">. </text:span><text:span text:style-name="T3">Il y a 4 issues favorables à cet événement sur un total de 9 issues donc la probabilité que Baptiste n’ai pas de fève est de </text:span><text:span text:style-name="T4"><draw:frame draw:style-name="fr1" draw:name="Objet22" text:anchor-type="as-char" svg:y="-0.619cm" svg:width="0.524cm" svg:height="0.998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<text:p text:style-name="P7"/>
      <text:p text:style-name="P7"><text:span text:style-name="T31">6)</text:span> <text:span text:style-name="T6">Dans une expérience aléatoire où il y a équiprobabilité, la probabilité d’un événement est égale au quotient : </text:span><text:span text:style-name="T6"><draw:frame draw:style-name="fr1" draw:name="Objet21" text:anchor-type="as-char" svg:y="-0.619cm" svg:width="7.287cm" svg:height="0.998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6">. </text:span><text:span text:style-name="T3">Il y a 5 issues favorables à cet événement sur un total de 9 issues. La probabilité qu’Anissa ai au moins une fève est de </text:span><text:span text:style-name="T4"><text:s/></text:span><text:span text:style-name="T4"><draw:frame draw:style-name="fr1" draw:name="Objet38" text:anchor-type="as-char" svg:y="-0.619cm" svg:width="0.506cm" svg:height="0.998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p>
      <text:p text:style-name="P7"/>
      <text:p text:style-name="P36">Exercice 3 : </text:p>
      <text:p text:style-name="P7"/>
      <text:p text:style-name="P7"><text:span text:style-name="T31">1)</text:span> <text:span text:style-name="T3">L’effectif total est donné en faisant la somme de tout les effectifs. </text:span></text:p>
      <text:p text:style-name="P14">6+5+3+3+2+4+2+5=30</text:p>
      <text:p text:style-name="P15">Il y a 30 bonbons</text:p>
      <text:p text:style-name="P15"/>
      <text:p text:style-name="P7"><text:span text:style-name="T31">2)</text:span> <text:span text:style-name="T6">Dans une expérience aléatoire où il y a équiprobabilité, la probabilité d’un événement est égale au quotient : </text:span><text:span text:style-name="T6"><draw:frame draw:style-name="fr1" draw:name="Objet24" text:anchor-type="as-char" svg:y="-0.619cm" svg:width="7.287cm" svg:height="0.998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p>
      <text:p text:style-name="P7"/>
      <text:p text:style-name="P14">La situation est une situation d’équiprobabilité. </text:p>
      <text:p text:style-name="P14">Soit R l’événement « Kevin pioche un bonbon rouge ». </text:p>
      <text:p text:style-name="P14">On a 6 bonbons rouges sur 30 bonbons au total. </text:p>
      <text:p text:style-name="P14"><draw:frame draw:style-name="fr1" draw:name="Objet23" text:anchor-type="as-char" svg:y="-0.619cm" svg:width="3.884cm" svg:height="0.998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. </text:p>
      <text:p text:style-name="P14"/>
      <text:p text:style-name="P7"><text:span text:style-name="T31">3)</text:span> <text:span text:style-name="T2">L’événement contraire d’un événement A est l’événement qui se réalise lorsque A ne se réalise pas. On le note </text:span><text:span text:style-name="T2"><draw:frame draw:style-name="fr1" draw:name="Objet40" text:anchor-type="as-char" svg:y="-0.377cm" svg:width="0.526cm" svg:height="0.467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">. Et </text:span><text:span text:style-name="T2"><draw:frame draw:style-name="fr1" draw:name="Objet41" text:anchor-type="as-char" svg:y="-0.386cm" svg:width="2.955cm" svg:height="0.506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p>
      <text:p text:style-name="P6">L’événement contraire à <text:span text:style-name="T8">R</text:span><text:span text:style-name="T9"> :</text:span> « l<text:span text:style-name="T8">e bonbon tiré est rouge</text:span> » est <text:s/><draw:frame draw:style-name="fr1" draw:name="Objet42" text:anchor-type="as-char" svg:y="-0.377cm" svg:width="0.547cm" svg:height="0.467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 :« <text:span text:style-name="T8">Le bonbon tiré n’est pas rouge</text:span>». </text:p>
      <text:p text:style-name="P6">On regarde la probabilité d’obtenir u<text:span text:style-name="T10">n bonbon rouge</text:span> : </text:p>
      <text:p text:style-name="P16"><text:s/><draw:frame draw:style-name="fr1" draw:name="Objet43" text:anchor-type="as-char" svg:y="-0.619cm" svg:width="1.774cm" svg:height="0.998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<text:span text:style-name="T8">d’après la question précédente.</text:span></text:p>
      <text:p text:style-name="P16"/>
      <text:p text:style-name="P16">Et <text:span text:style-name="T8">donc</text:span><draw:frame draw:style-name="fr1" draw:name="Objet39" text:anchor-type="as-char" svg:y="-0.619cm" svg:width="4.902cm" svg:height="0.998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. </text:p>
      <text:p text:style-name="P16"/>
      <text:p text:style-name="P17">La probabilité que le bonbon pris ne soit pas rouge est <draw:frame draw:style-name="fr1" draw:name="Objet44" text:anchor-type="as-char" svg:y="-0.619cm" svg:width="0.524cm" svg:height="0.998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. </text:p>
      <text:p text:style-name="P17"/>
      <text:p text:style-name="P17"/>
      <text:p text:style-name="P17"/>
      <text:p text:style-name="P36"><text:soft-page-break/>Exercice 4 : </text:p>
      <text:p text:style-name="P7"/>
      <text:p text:style-name="P7"><text:span text:style-name="T31">1) </text:span><text:span text:style-name="T11">L’effectif total correspond au nombre total de v</text:span><text:span text:style-name="T12">éhicules</text:span><text:span text:style-name="T11"> contrôlés : </text:span></text:p>
      <text:p text:style-name="P18">42 véhicules étaient entre 30 et 40 km/h ;79 véhicules étaient entre 40 et 50 km/h ;48 véhicules étaient entre 50 et 60 km/h ;21 véhicules étaient entre 60 et 70 km/h et enfin 13 véhicules étaient entre 70 et 80 km/h. </text:p>
      <text:p text:style-name="P18">On somme : 42+79+48+21+13=203</text:p>
      <text:p text:style-name="P18">Finalement, le nombre l’effectif total de voiture contrôlée est de 203 véhicules. </text:p>
      <text:p text:style-name="P18"/>
      <text:p text:style-name="P7"><text:span text:style-name="T31">2) </text:span><text:span text:style-name="T12">Un véhicule est en excès de vitesse quand il roule au-dessus de 50 km/h. </text:span></text:p>
      <text:p text:style-name="P19">La fréquence d’apparition est donnée par le quotient de son effectif par l’effectif total. </text:p>
      <text:p text:style-name="P20">L’effectif de véhicules en excès de vitesse est 82</text:p>
      <text:p text:style-name="P20">En effet, <text:span text:style-name="T11">48 véhicules </text:span><text:span text:style-name="T12">roulaient </text:span><text:span text:style-name="T11">entre 50 et 60 km/h ;21 véhicules </text:span><text:span text:style-name="T12">roulaient</text:span><text:span text:style-name="T11"> entre 60 et 70 km/h et enfin 13 véhicules </text:span><text:span text:style-name="T12">roulaient</text:span><text:span text:style-name="T11"> entre 70 et 80 km/h. </text:span><text:span text:style-name="T12">Cela fait un total de 82 voitures. </text:span></text:p>
      <text:p text:style-name="P20">On calcule le quotient de l’effectif des véhicules en excès de vitesse par l’effectif total de véhicules : <draw:frame draw:style-name="fr1" draw:name="Objet26" text:anchor-type="as-char" svg:y="-0.619cm" svg:width="0.924cm" svg:height="0.998cm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. </text:p>
      <text:p text:style-name="P20">La fréquence d’apparition d’un véhicule en excès de vitesse est de <draw:frame draw:style-name="fr1" draw:name="Objet25" text:anchor-type="as-char" svg:y="-0.619cm" svg:width="0.924cm" svg:height="0.998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. </text:p>
      <text:p text:style-name="P20"/>
      <text:p text:style-name="P7"><text:span text:style-name="T31">3)</text:span> <text:span text:style-name="T13">L’étendue d’une série de données est la différence entre la plus grande valeur et la plus petite valeur de la série. </text:span></text:p>
      <text:p text:style-name="P20">La plus grande valeur <text:span text:style-name="T3">est</text:span> 80 <text:span text:style-name="T3">et l</text:span>a plus petite valeur <text:span text:style-name="T3">est</text:span> 30</text:p>
      <text:p text:style-name="P20">L’étendue est donc donnée par le calcul : 80-30=50. L’étendue est donc de 50 km/h. </text:p>
      <text:p text:style-name="P20"/>
      <text:p text:style-name="P36">Exercice 5 : </text:p>
      <text:p text:style-name="P36"/>
      <text:p text:style-name="P7"><text:span text:style-name="T31">1)</text:span> <text:span text:style-name="T13">L’étendue d’une série de données est la différence entre la plus grande valeur et la plus petite valeur de la série. </text:span></text:p>
      <text:p text:style-name="P20">La plus grande valeur <text:span text:style-name="T3">est</text:span> <text:span text:style-name="T14">89 </text:span><text:span text:style-name="T3">et l</text:span>a plus petite valeur <text:span text:style-name="T3">est</text:span> <text:span text:style-name="T14">10</text:span></text:p>
      <text:p text:style-name="P20">L’étendue est donc donnée par le calcul : 8<text:span text:style-name="T14">9</text:span>-<text:span text:style-name="T14">1</text:span>0=<text:span text:style-name="T14">79</text:span>. </text:p>
      <text:p text:style-name="P20">L’étendue est donc de <text:span text:style-name="T14">79 ans</text:span>. </text:p>
      <text:p text:style-name="P20"/>
      <text:p text:style-name="P7"><text:span text:style-name="T31">2)</text:span> <text:span text:style-name="T15">La fréquence d’apparition est donnée par le quotient de son effectif par l’effectif total. </text:span></text:p>
      <text:p text:style-name="P20">L’effectif d<text:span text:style-name="T14">s personnes de moins de 20 ans</text:span> <text:span text:style-name="T14">est 82. </text:span></text:p>
      <text:p text:style-name="P21">L’effectif total est donné par la somme de tout les effectifs : 82+10+103=205. L’effectif total est de 225. <text:s/></text:p>
      <text:p text:style-name="P20"/>
      <text:p text:style-name="P20">On calcule le quotient de l’effectif des <text:span text:style-name="T16">spectateurs de moins de 20 ans </text:span>par l’effectif total de <text:span text:style-name="T16">spectateur</text:span> : <draw:frame draw:style-name="fr1" draw:name="Objet27" text:anchor-type="as-char" svg:y="-0.619cm" svg:width="2.037cm" svg:height="0.998cm" draw:z-index="33"><draw:object xlink:href="./Object 34" xlink:type="simple" xlink:show="embed" xlink:actuate="onLoad"/><draw:image xlink:href="./ObjectReplacements/Object 34" xlink:type="simple" xlink:show="embed" xlink:actuate="onLoad"/><svg:desc>formule</svg:desc></draw:frame>. </text:p>
      <text:p text:style-name="P20">La fréquence d’<text:span text:style-name="T16">apparition </text:span>d<text:span text:style-name="T16">e spectateurs de moins de 20 ans est de 36 %</text:span>. </text:p>
      <text:p text:style-name="P20"/>
      <text:p text:style-name="P36">Exercice 6 : </text:p>
      <text:p text:style-name="P7"/>
      <text:p text:style-name="P7"><text:span text:style-name="T31">1) </text:span><text:span text:style-name="T17">Une situation de proportionnalité est représentée graphiquement dans un repère par des points alignés avec l’origine du repère. </text:span></text:p>
      <text:p text:style-name="P22">Réciproquement, si une situation est représentée graphiquement dans un repère par des points alignés avec l’origine du repère, c’est une situation de proportionnalité. </text:p>
      <text:p text:style-name="P22">Donc <text:span text:style-name="T34">Vrai</text:span></text:p>
      <text:p text:style-name="P22"/>
      <text:p text:style-name="P22"/>
      <text:p text:style-name="P36"><text:soft-page-break/>Exercice 7 : </text:p>
      <text:p text:style-name="P7"><text:span text:style-name="T31">1)</text:span> <text:span text:style-name="T19">S</text:span><text:span text:style-name="T18">i une situation est représentée graphiquement dans un repère par des points alignés avec l’origine du repère, c’est une situation de proportionnalité. </text:span></text:p>
      <text:p text:style-name="P22"/>
      <text:p text:style-name="P23">Les points ne sont pas alignés avec l’origine du repère, ce n’est donc pas une situation de proportionnalité. </text:p>
      <text:p text:style-name="P24">Donc Faux</text:p>
      <text:p text:style-name="P23"/>
      <text:p text:style-name="P36">Exercice 8 : </text:p>
      <text:p text:style-name="P7"><text:span text:style-name="T31">1) </text:span><text:s/></text:p>
      <table:table table:name="Tableau1" table:style-name="Tableau1">
        <table:table-column table:style-name="Tableau1.A"/>
        <table:table-column table:style-name="Tableau1.B" table:number-columns-repeated="5"/>
        <table:table-row table:style-name="TableLine1618727922224">
          <table:table-cell table:style-name="Tableau1.A1" office:value-type="string">
            <text:p text:style-name="P26">Durée du film (en seconde)</text:p>
          </table:table-cell>
          <table:table-cell table:style-name="Tableau1.A1" office:value-type="string">
            <text:p text:style-name="P27">1</text:p>
          </table:table-cell>
          <table:table-cell table:style-name="Tableau1.A1" office:value-type="string">
            <text:p text:style-name="P27">10</text:p>
          </table:table-cell>
          <table:table-cell table:style-name="Tableau1.A1" office:value-type="string">
            <text:p text:style-name="P27">20</text:p>
          </table:table-cell>
          <table:table-cell table:style-name="Tableau1.A1" office:value-type="string">
            <text:p text:style-name="P27">60</text:p>
          </table:table-cell>
          <table:table-cell table:style-name="Tableau1.F1" office:value-type="string">
            <text:p text:style-name="P27">255</text:p>
          </table:table-cell>
        </table:table-row>
        <table:table-row table:style-name="TableLine1618727927936">
          <table:table-cell table:style-name="Tableau1.A2" office:value-type="string">
            <text:p text:style-name="P26">Nombre d’images</text:p>
          </table:table-cell>
          <table:table-cell table:style-name="Tableau1.A2" office:value-type="string">
            <text:p text:style-name="P27">24</text:p>
          </table:table-cell>
          <table:table-cell table:style-name="Tableau1.A2" office:value-type="string">
            <text:p text:style-name="P27">240</text:p>
          </table:table-cell>
          <table:table-cell table:style-name="Tableau1.A2" office:value-type="string">
            <text:p text:style-name="P27">480</text:p>
          </table:table-cell>
          <table:table-cell table:style-name="Tableau1.A2" office:value-type="string">
            <text:p text:style-name="P27">1440</text:p>
          </table:table-cell>
          <table:table-cell table:style-name="Tableau1.F2" office:value-type="string">
            <text:p text:style-name="P27">6120</text:p>
          </table:table-cell>
        </table:table-row>
      </table:table>
      <text:p text:style-name="P25"/>
      <text:p text:style-name="P25"/>
      <text:p text:style-name="P7"><text:span text:style-name="T31">2)</text:span> <text:span text:style-name="T20">Un tableau de proportionnalité est un tableau dans lequel on obtient les nombres d’une ligne en multipliant l’autre ligne par un même nombre appelé coefficient de proportionnalité. </text:span></text:p>
      <text:p text:style-name="P28">Donc oui. </text:p>
      <text:p text:style-name="P29">Ici, le coefficient de proportionnalité est 24, c’est le nombre d’images par seconde d’un film au cinéma. </text:p>
      <text:p text:style-name="P29"/>
      <text:p text:style-name="P7"><text:span text:style-name="T31">3)</text:span> <text:span text:style-name="T21">I</text:span><text:span text:style-name="T20">ci, le coefficient de proportionnalité est 24, c’est le nombre d’images par seconde d’un film au cinéma.</text:span></text:p>
      <text:p text:style-name="P7"/>
      <text:p text:style-name="P7"><text:span text:style-name="T31">4)</text:span> <text:span text:style-name="T22">Le nombre d’image en une seconde est 24 images. </text:span></text:p>
      <text:p text:style-name="P30">Le nombre total T d’images du film est proportionnel <text:span text:style-name="T24">à la durée du film exprimé en seconde (s) : </text:span></text:p>
      <text:p text:style-name="P30"><draw:frame draw:style-name="fr1" draw:name="Objet30" text:anchor-type="as-char" svg:y="-0.377cm" svg:width="1.799cm" svg:height="0.467cm" draw:z-index="34"><draw:object xlink:href="./Object 37" xlink:type="simple" xlink:show="embed" xlink:actuate="onLoad"/><draw:image xlink:href="./ObjectReplacements/Object 37" xlink:type="simple" xlink:show="embed" xlink:actuate="onLoad"/><svg:desc>formule</svg:desc></draw:frame></text:p>
      <text:p text:style-name="P31">On peut modéliser cette situation par la fonction linéaire <text:span text:style-name="T23">t </text:span>de coefficient 24 : </text:p>
      <text:p text:style-name="P28"><text:s/>t(x)=24x. </text:p>
      <text:p text:style-name="P31"/>
      <text:p text:style-name="P36">Exercice 9 :</text:p>
      <text:p text:style-name="P7"/>
      <text:p text:style-name="P7"><text:span text:style-name="T31">1) </text:span><text:span text:style-name="T23">Diminuer une valeur de 5 % revient à multiplier cette valeur par</text:span><text:span text:style-name="T25"> : </text:span><text:span text:style-name="T25"><draw:frame draw:style-name="fr1" draw:name="Objet31" text:anchor-type="as-char" svg:y="-0.619cm" svg:width="1.485cm" svg:height="0.998cm" draw:z-index="35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25">. </text:span></text:p>
      <text:p text:style-name="P32"><draw:frame draw:style-name="fr1" draw:name="Objet32" text:anchor-type="as-char" svg:y="-0.619cm" svg:width="4.251cm" svg:height="0.998cm" draw:z-index="36"><draw:object xlink:href="./Object 39" xlink:type="simple" xlink:show="embed" xlink:actuate="onLoad"/><draw:image xlink:href="./ObjectReplacements/Object 39" xlink:type="simple" xlink:show="embed" xlink:actuate="onLoad"/><svg:desc>formule</svg:desc></draw:frame>. </text:p>
      <text:p text:style-name="P32">Donc le coefficient multiplicateur correspondant à une diminution de 5 % est 0,95. </text:p>
      <text:p text:style-name="P32"/>
      <text:p text:style-name="P7"><text:span text:style-name="T31">2)</text:span> <text:span text:style-name="T23">Diminuer une valeur de 5 % revient à multiplier cette valeur par </text:span><text:span text:style-name="T25">: </text:span><text:span text:style-name="T25"><draw:frame draw:style-name="fr1" draw:name="Objet45" text:anchor-type="as-char" svg:y="-0.619cm" svg:width="1.485cm" svg:height="0.998cm" draw:z-index="37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25">. </text:span></text:p>
      <text:p text:style-name="P33">On calcule <draw:frame draw:style-name="fr1" draw:name="Objet33" text:anchor-type="as-char" svg:y="-0.619cm" svg:width="9.641cm" svg:height="0.998cm" draw:z-index="38"><draw:object xlink:href="./Object 41" xlink:type="simple" xlink:show="embed" xlink:actuate="onLoad"/><draw:image xlink:href="./ObjectReplacements/Object 41" xlink:type="simple" xlink:show="embed" xlink:actuate="onLoad"/><svg:desc>formule</svg:desc></draw:frame>. </text:p>
      <text:p text:style-name="P33">Après la diminution, il reste 1539 habitants. </text:p>
      <text:p text:style-name="P33"/>
      <text:p text:style-name="P7"><text:span text:style-name="T31">3)</text:span> <text:span text:style-name="T26">Dans la question précédente y correspond aux 1539 habitants après la diminution et x représente les 1620 habitants initial. Donc </text:span><text:span text:style-name="T26"><draw:frame draw:style-name="fr1" draw:name="Objet34" text:anchor-type="as-char" svg:y="-0.377cm" svg:width="2.15cm" svg:height="0.467cm" draw:z-index="39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26">.</text:span></text:p>
      <text:p text:style-name="P7"/>
      <text:p text:style-name="P7"><text:span text:style-name="T31"/></text:p>
      <text:p text:style-name="P7"><text:span text:style-name="T31"/></text:p>
      <text:p text:style-name="P7"><text:span text:style-name="T31"/></text:p>
      <text:p text:style-name="P7"><text:span text:style-name="T31"/></text:p>
      <text:p text:style-name="P7"><text:span text:style-name="T31"/></text:p>
      <text:p text:style-name="P7"><text:soft-page-break/><text:span text:style-name="T31">4)</text:span> <text:span text:style-name="T23">Augmenter une valeur de a % revient à multiplier cette valeur par :</text:span><text:span text:style-name="T25"> </text:span><text:span text:style-name="T25"><draw:frame draw:style-name="fr1" draw:name="Objet46" text:anchor-type="as-char" svg:y="-0.619cm" svg:width="1.423cm" svg:height="0.998cm" draw:z-index="40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5">. </text:span></text:p>
      <text:p text:style-name="P34">Augmenter une valeur de 4 % revient à multiplier cette valeur par 1,04 ; le coefficient multiplicateur correspond à <text:span text:style-name="T28">1</text:span>,04.</text:p>
      <text:p text:style-name="P33">On cherche le nombre initiale <text:span text:style-name="T27">d’habitant H du village. </text:span></text:p>
      <text:p text:style-name="P33"><draw:frame draw:style-name="fr1" draw:name="Objet35" text:anchor-type="as-char" svg:y="-0.377cm" svg:width="2.872cm" svg:height="0.467cm" draw:z-index="41"><draw:object xlink:href="./Object 44" xlink:type="simple" xlink:show="embed" xlink:actuate="onLoad"/><draw:image xlink:href="./ObjectReplacements/Object 44" xlink:type="simple" xlink:show="embed" xlink:actuate="onLoad"/><svg:desc>formule</svg:desc></draw:frame>, <text:span text:style-name="T27">ainsi </text:span><text:span text:style-name="T27"><draw:frame draw:style-name="fr1" draw:name="Objet36" text:anchor-type="as-char" svg:y="-0.619cm" svg:width="3.052cm" svg:height="0.998cm" draw:z-index="42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27">. Le nombre d’habitant avant l’augmentation était de 1550 habitants. </text:span></text:p>
      <text:p text:style-name="P33"/>
      <text:p text:style-name="P36">Exercice 10 :</text:p>
      <text:p text:style-name="P7"/>
      <text:p text:style-name="P7"><text:span text:style-name="T31">1)</text:span> <text:span text:style-name="T29">On cherche le coefficient multiplicateur k. </text:span></text:p>
      <text:p text:style-name="P1">Il vérifie <draw:frame draw:style-name="fr1" draw:name="Objet37" text:anchor-type="as-char" svg:y="-0.377cm" svg:width="2.618cm" svg:height="0.467cm" draw:z-index="43"><draw:object xlink:href="./Object 46" xlink:type="simple" xlink:show="embed" xlink:actuate="onLoad"/><draw:image xlink:href="./ObjectReplacements/Object 46" xlink:type="simple" xlink:show="embed" xlink:actuate="onLoad"/><svg:desc>formule</svg:desc></draw:frame>, c’est-à-dire : </text:p>
      <text:p text:style-name="P1"><draw:frame draw:style-name="fr1" draw:name="Objet47" text:anchor-type="as-char" svg:y="-0.619cm" svg:width="2.701cm" svg:height="0.998cm" draw:z-index="44"><draw:object xlink:href="./Object 47" xlink:type="simple" xlink:show="embed" xlink:actuate="onLoad"/><draw:image xlink:href="./ObjectReplacements/Object 47" xlink:type="simple" xlink:show="embed" xlink:actuate="onLoad"/><svg:desc>formule</svg:desc></draw:frame>. </text:p>
      <text:p text:style-name="P1">Un coefficient multiplicateur de 1,05 correspond à une hausse de 5 %. </text:p>
      <text:p text:style-name="P1">Le prix du ticket a augmenté de 5 %. </text:p>
      <text:p text:style-name="P1"/>
      <text:p text:style-name="P2"><text:span text:style-name="T31">2)</text:span> <text:span text:style-name="T26">Dans la question précédente y correspond </text:span><text:span text:style-name="T30">à 1,68 euro</text:span><text:span text:style-name="T26"> <text:s/>après l’</text:span><text:span text:style-name="T30">augmentation</text:span><text:span text:style-name="T26"> et x </text:span><text:span text:style-name="T30">correspond au prix de 1,60 euro</text:span><text:span text:style-name="T26"> initial. Donc </text:span><text:span text:style-name="T26"><draw:frame draw:style-name="fr1" draw:name="Objet48" text:anchor-type="as-char" svg:y="-0.377cm" svg:width="2.147cm" svg:height="0.467cm" draw:z-index="45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26">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0T20:02:15.459000000</meta:creation-date>
    <dc:date>2022-11-20T21:32:14.268000000</dc:date>
    <meta:editing-duration>PT40M24S</meta:editing-duration>
    <meta:editing-cycles>4</meta:editing-cycles>
    <meta:generator>LibreOffice/7.2.5.2$Windows_X86_64 LibreOffice_project/499f9727c189e6ef3471021d6132d4c694f357e5</meta:generator>
    <meta:document-statistic meta:table-count="2" meta:image-count="0" meta:object-count="46" meta:page-count="5" meta:paragraph-count="128" meta:word-count="1287" meta:character-count="7137" meta:non-whitespace-character-count="5861"/>
  </office:meta>
</office:document-meta>
</file>

<file path=Object 1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10/content.xml><?xml version="1.0" encoding="utf-8"?>
<math xmlns="http://www.w3.org/1998/Math/MathML" display="block">
  <semantics>
    <mrow>
      <mi>P</mi>
      <mrow>
        <mo fence="true" form="prefix" stretchy="false">(</mo>
        <mrow>
          <mi>N</mi>
        </mrow>
        <mo fence="true" form="postfix" stretchy="false">)</mo>
      </mrow>
    </mrow>
    <annotation encoding="StarMath 5.0">P( N  )</annotation>
  </semantics>
</math>
</file>

<file path=Object 11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12/content.xml><?xml version="1.0" encoding="utf-8"?>
<math xmlns="http://www.w3.org/1998/Math/MathML" display="block">
  <semantics>
    <mrow>
      <mfrac>
        <mtext>4 cartes noires</mtext>
        <mtext>10 cartes au total</mtext>
      </mfrac>
      <mi mathvariant="normal">:</mi>
      <mrow>
        <mfrac>
          <mn>4</mn>
          <mn>10</mn>
        </mfrac>
        <mo stretchy="false">=</mo>
        <mfrac>
          <mn>2</mn>
          <mn>5</mn>
        </mfrac>
      </mrow>
    </mrow>
    <annotation encoding="StarMath 5.0">{ "4 cartes noires" } over { "10 cartes au total" } : 4 over 10= 2 over 5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N</mi>
              <mo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n>1</mn>
          <mo stretchy="false">−</mo>
          <mfrac>
            <mn>2</mn>
            <mn>5</mn>
          </mfrac>
        </mrow>
        <mo stretchy="false">=</mo>
        <mfrac>
          <mn>3</mn>
          <mn>5</mn>
        </mfrac>
      </mrow>
    </mrow>
    <annotation encoding="StarMath 5.0">P( overline{N} )=1-P( N  )= 1- 2 over 5= 3 over 5</annotation>
  </semantics>
</math>
</file>

<file path=Object 14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15/content.xml><?xml version="1.0" encoding="utf-8"?>
<math xmlns="http://www.w3.org/1998/Math/MathML" display="block">
  <semantics>
    <mfrac>
      <mn>1</mn>
      <mn>9</mn>
    </mfrac>
    <annotation encoding="StarMath 5.0">1 over 9 </annotation>
  </semantics>
</math>
</file>

<file path=Object 16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17/content.xml><?xml version="1.0" encoding="utf-8"?>
<math xmlns="http://www.w3.org/1998/Math/MathML" display="block">
  <semantics>
    <mfrac>
      <mn>4</mn>
      <mn>9</mn>
    </mfrac>
    <annotation encoding="StarMath 5.0">4 over 9</annotation>
  </semantics>
</math>
</file>

<file path=Object 18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19/content.xml><?xml version="1.0" encoding="utf-8"?>
<math xmlns="http://www.w3.org/1998/Math/MathML" display="block">
  <semantics>
    <mfrac>
      <mn>4</mn>
      <mn>9</mn>
    </mfrac>
    <annotation encoding="StarMath 5.0">4 over 9</annotation>
  </semantics>
</math>
</file>

<file path=Object 2/content.xml><?xml version="1.0" encoding="utf-8"?>
<math xmlns="http://www.w3.org/1998/Math/MathML" display="block">
  <semantics>
    <mrow>
      <mfrac>
        <mtext>2 cartes bleues</mtext>
        <mtext>10 cartes au total</mtext>
      </mfrac>
      <mi mathvariant="normal">:</mi>
      <mrow>
        <mfrac>
          <mn>2</mn>
          <mn>10</mn>
        </mfrac>
        <mo stretchy="false">=</mo>
        <mfrac>
          <mn>1</mn>
          <mn>5</mn>
        </mfrac>
      </mrow>
    </mrow>
    <annotation encoding="StarMath 5.0">{ "2 cartes bleues" } over { "10 cartes au total" } : 2 over 10= 1 over 5</annotation>
  </semantics>
</math>
</file>

<file path=Object 20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21/content.xml><?xml version="1.0" encoding="utf-8"?>
<math xmlns="http://www.w3.org/1998/Math/MathML" display="block">
  <semantics>
    <mfrac>
      <mn>4</mn>
      <mn>9</mn>
    </mfrac>
    <annotation encoding="StarMath 5.0"> 4 over 9</annotation>
  </semantics>
</math>
</file>

<file path=Object 22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23/content.xml><?xml version="1.0" encoding="utf-8"?>
<math xmlns="http://www.w3.org/1998/Math/MathML" display="block">
  <semantics>
    <mfrac>
      <mn>5</mn>
      <mn>9</mn>
    </mfrac>
    <annotation encoding="StarMath 5.0"> 5 over 9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text>R</mtext>
          </mrow>
          <mo fence="true" form="postfix" stretchy="false">)</mo>
        </mrow>
        <mo stretchy="false">=</mo>
        <mfrac>
          <mn>6</mn>
          <mn>30</mn>
        </mfrac>
        <mo stretchy="false">=</mo>
        <mfrac>
          <mn>6</mn>
          <mrow>
            <mn>6</mn>
            <mo stretchy="false">×</mo>
            <mn>5</mn>
          </mrow>
        </mfrac>
        <mo stretchy="false">=</mo>
        <mfrac>
          <mn>1</mn>
          <mn>5</mn>
        </mfrac>
      </mrow>
    </mrow>
    <annotation encoding="StarMath 5.0">P( "R" )= 6 over 30= { 6 } over { 6 times 5 } = 1 over 5</annotation>
  </semantics>
</math>
</file>

<file path=Object 25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26/content.xml><?xml version="1.0" encoding="utf-8"?>
<math xmlns="http://www.w3.org/1998/Math/MathML" display="block">
  <semantics>
    <mover accent="true">
      <mi>A</mi>
      <mo>¯</mo>
    </mover>
    <annotation encoding="StarMath 5.0">overline {A} 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over accent="true">
              <mi>A</mi>
              <mo>¯</mo>
            </mover>
          </mrow>
          <mo fence="true" form="postfix" stretchy="false">)</mo>
        </mrow>
        <mo stretchy="false">=</mo>
        <mn>1</mn>
      </mrow>
    </mrow>
    <annotation encoding="StarMath 5.0">P( A )+P( overline {A}  )=1</annotation>
  </semantics>
</math>
</file>

<file path=Object 28/content.xml><?xml version="1.0" encoding="utf-8"?>
<math xmlns="http://www.w3.org/1998/Math/MathML" display="block">
  <semantics>
    <mfrac>
      <mn>4</mn>
      <mn>5</mn>
    </mfrac>
    <annotation encoding="StarMath 5.0">4 over 5</annotation>
  </semantics>
</math>
</file>

<file path=Object 29/content.xml><?xml version="1.0" encoding="utf-8"?>
<math xmlns="http://www.w3.org/1998/Math/MathML" display="block">
  <semantics>
    <mover accent="true">
      <mi>N</mi>
      <mo>¯</mo>
    </mover>
    <annotation encoding="StarMath 5.0">overline {N} </annotation>
  </semantics>
</math>
</file>

<file path=Object 3/content.xml><?xml version="1.0" encoding="utf-8"?>
<math xmlns="http://www.w3.org/1998/Math/MathML" display="block">
  <semantics>
    <mover accent="true">
      <mi>A</mi>
      <mo>¯</mo>
    </mover>
    <annotation encoding="StarMath 5.0">overline {A} </annotation>
  </semantics>
</math>
</file>

<file path=Object 3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R</mi>
          </mrow>
          <mo fence="true" form="postfix" stretchy="false">)</mo>
        </mrow>
        <mo stretchy="false">=</mo>
        <mfrac>
          <mn>1</mn>
          <mn>5</mn>
        </mfrac>
      </mrow>
    </mrow>
    <annotation encoding="StarMath 5.0">P( R)=1 over 5</annotation>
  </semantics>
</math>
</file>

<file path=Object 3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R</mi>
              <mo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n>1</mn>
          <mo stretchy="false">−</mo>
          <mfrac>
            <mn>1</mn>
            <mn>5</mn>
          </mfrac>
        </mrow>
        <mo stretchy="false">=</mo>
        <mfrac>
          <mn>4</mn>
          <mn>5</mn>
        </mfrac>
      </mrow>
    </mrow>
    <annotation encoding="StarMath 5.0">P(overline{R})=1-P( {N} )=1- 1 over 5 =4 over 5</annotation>
  </semantics>
</math>
</file>

<file path=Object 32/content.xml><?xml version="1.0" encoding="utf-8"?>
<math xmlns="http://www.w3.org/1998/Math/MathML" display="block">
  <semantics>
    <mfrac>
      <mn>82</mn>
      <mn>203</mn>
    </mfrac>
    <annotation encoding="StarMath 5.0">82 over 203</annotation>
  </semantics>
</math>
</file>

<file path=Object 33/content.xml><?xml version="1.0" encoding="utf-8"?>
<math xmlns="http://www.w3.org/1998/Math/MathML" display="block">
  <semantics>
    <mfrac>
      <mn>82</mn>
      <mn>203</mn>
    </mfrac>
    <annotation encoding="StarMath 5.0">82 over 203</annotation>
  </semantics>
</math>
</file>

<file path=Object 34/content.xml><?xml version="1.0" encoding="utf-8"?>
<math xmlns="http://www.w3.org/1998/Math/MathML" display="block">
  <semantics>
    <mrow>
      <mfrac>
        <mn>82</mn>
        <mn>225</mn>
      </mfrac>
      <mo stretchy="false">≈</mo>
      <mn>0,36</mn>
    </mrow>
    <annotation encoding="StarMath 5.0">82 over 225 approx 0,36</annotation>
  </semantics>
</math>
</file>

<file path=Object 37/content.xml><?xml version="1.0" encoding="utf-8"?>
<math xmlns="http://www.w3.org/1998/Math/MathML" display="block">
  <semantics>
    <mrow>
      <mi>T</mi>
      <mo stretchy="false">=</mo>
      <mrow>
        <mn>24</mn>
        <mo stretchy="false">×</mo>
        <mtext>s</mtext>
      </mrow>
    </mrow>
    <annotation encoding="StarMath 5.0">T= 24 times "s"</annotation>
  </semantics>
</math>
</file>

<file path=Object 38/content.xml><?xml version="1.0" encoding="utf-8"?>
<math xmlns="http://www.w3.org/1998/Math/MathML" display="block">
  <semantics>
    <mrow>
      <mn>1</mn>
      <mo stretchy="false">−</mo>
      <mfrac>
        <mi>a</mi>
        <mn>100</mn>
      </mfrac>
    </mrow>
    <annotation encoding="StarMath 5.0">1- a over 100 </annotation>
  </semantics>
</math>
</file>

<file path=Object 39/content.xml><?xml version="1.0" encoding="utf-8"?>
<math xmlns="http://www.w3.org/1998/Math/MathML" display="block">
  <semantics>
    <mrow>
      <mrow>
        <mn>1</mn>
        <mo stretchy="false">−</mo>
        <mfrac>
          <mn>5</mn>
          <mn>100</mn>
        </mfrac>
      </mrow>
      <mo stretchy="false">=</mo>
      <mrow>
        <mn>1</mn>
        <mo stretchy="false">−</mo>
        <mn>0,05</mn>
      </mrow>
      <mo stretchy="false">=</mo>
      <mn>0,95</mn>
    </mrow>
    <annotation encoding="StarMath 5.0">1- 5 over 100 =1-0,05=0,95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over accent="true">
              <mi>A</mi>
              <mo>¯</mo>
            </mover>
          </mrow>
          <mo fence="true" form="postfix" stretchy="false">)</mo>
        </mrow>
        <mo stretchy="false">=</mo>
        <mn>1</mn>
      </mrow>
    </mrow>
    <annotation encoding="StarMath 5.0">P( A )+P( overline {A}  )=1</annotation>
  </semantics>
</math>
</file>

<file path=Object 40/content.xml><?xml version="1.0" encoding="utf-8"?>
<math xmlns="http://www.w3.org/1998/Math/MathML" display="block">
  <semantics>
    <mrow>
      <mn>1</mn>
      <mo stretchy="false">−</mo>
      <mfrac>
        <mi>a</mi>
        <mn>100</mn>
      </mfrac>
    </mrow>
    <annotation encoding="StarMath 5.0">1- a over 100 </annotation>
  </semantics>
</math>
</file>

<file path=Object 41/content.xml><?xml version="1.0" encoding="utf-8"?>
<math xmlns="http://www.w3.org/1998/Math/MathML" display="block">
  <semantics>
    <mrow>
      <mrow>
        <mn>1620</mn>
        <mo stretchy="false">×</mo>
        <mrow>
          <mo fence="true" form="prefix" stretchy="false">(</mo>
          <mrow>
            <mrow>
              <mn>1</mn>
              <mo stretchy="false">−</mo>
              <mfrac>
                <mn>5</mn>
                <mn>100</mn>
              </mfrac>
            </mrow>
          </mrow>
          <mo fence="true" form="postfix" stretchy="false">)</mo>
        </mrow>
      </mrow>
      <mo stretchy="false">=</mo>
      <mrow>
        <mn>1620</mn>
        <mo stretchy="false">×</mo>
        <mrow>
          <mo fence="true" form="prefix" stretchy="false">(</mo>
          <mrow>
            <mrow>
              <mn>1</mn>
              <mo stretchy="false">−</mo>
              <mn>0,05</mn>
            </mrow>
          </mrow>
          <mo fence="true" form="postfix" stretchy="false">)</mo>
        </mrow>
      </mrow>
      <mo stretchy="false">=</mo>
      <mrow>
        <mn>1620</mn>
        <mo stretchy="false">×</mo>
        <mn>0,95</mn>
      </mrow>
      <mo stretchy="false">=</mo>
      <mn>1539</mn>
    </mrow>
    <annotation encoding="StarMath 5.0">1620 times (1- 5 over 100) =1620 times (1-0,05)= 1620 times 0,95=1539</annotation>
  </semantics>
</math>
</file>

<file path=Object 42/content.xml><?xml version="1.0" encoding="utf-8"?>
<math xmlns="http://www.w3.org/1998/Math/MathML" display="block">
  <semantics>
    <mrow>
      <mi>y</mi>
      <mo stretchy="false">=</mo>
      <mrow>
        <mn>0,95</mn>
        <mo stretchy="false">×</mo>
        <mi>x</mi>
      </mrow>
    </mrow>
    <annotation encoding="StarMath 5.0">y=0,95 times x</annotation>
  </semantics>
</math>
</file>

<file path=Object 43/content.xml><?xml version="1.0" encoding="utf-8"?>
<math xmlns="http://www.w3.org/1998/Math/MathML" display="block">
  <semantics>
    <mrow>
      <mn>1</mn>
      <mo stretchy="false">+</mo>
      <mfrac>
        <mi>a</mi>
        <mn>100</mn>
      </mfrac>
    </mrow>
    <annotation encoding="StarMath 5.0">1+ a over 100 </annotation>
  </semantics>
</math>
</file>

<file path=Object 44/content.xml><?xml version="1.0" encoding="utf-8"?>
<math xmlns="http://www.w3.org/1998/Math/MathML" display="block">
  <semantics>
    <mrow>
      <mrow>
        <mi>H</mi>
        <mo stretchy="false">×</mo>
        <mn>1,04</mn>
      </mrow>
      <mo stretchy="false">=</mo>
      <mn>1612</mn>
    </mrow>
    <annotation encoding="StarMath 5.0">H times 1,04= 1612</annotation>
  </semantics>
</math>
</file>

<file path=Object 45/content.xml><?xml version="1.0" encoding="utf-8"?>
<math xmlns="http://www.w3.org/1998/Math/MathML" display="block">
  <semantics>
    <mrow>
      <mi>H</mi>
      <mo stretchy="false">=</mo>
      <mfrac>
        <mn>1612</mn>
        <mn>1,04</mn>
      </mfrac>
      <mo stretchy="false">=</mo>
      <mn>1550</mn>
    </mrow>
    <annotation encoding="StarMath 5.0">H= 1612 over 1,04=1550</annotation>
  </semantics>
</math>
</file>

<file path=Object 46/content.xml><?xml version="1.0" encoding="utf-8"?>
<math xmlns="http://www.w3.org/1998/Math/MathML" display="block">
  <semantics>
    <mrow>
      <mrow>
        <mn>1,60</mn>
        <mo stretchy="false">×</mo>
        <mi>k</mi>
      </mrow>
      <mo stretchy="false">=</mo>
      <mn>1,68</mn>
    </mrow>
    <annotation encoding="StarMath 5.0">1,60 times k= 1,68</annotation>
  </semantics>
</math>
</file>

<file path=Object 47/content.xml><?xml version="1.0" encoding="utf-8"?>
<math xmlns="http://www.w3.org/1998/Math/MathML" display="block">
  <semantics>
    <mrow>
      <mi>k</mi>
      <mo stretchy="false">=</mo>
      <mfrac>
        <mn>1,68</mn>
        <mn>1,60</mn>
      </mfrac>
      <mo stretchy="false">=</mo>
      <mn>1,05</mn>
    </mrow>
    <annotation encoding="StarMath 5.0">k= 1,68 over 1,60 = 1,05</annotation>
  </semantics>
</math>
</file>

<file path=Object 48/content.xml><?xml version="1.0" encoding="utf-8"?>
<math xmlns="http://www.w3.org/1998/Math/MathML" display="block">
  <semantics>
    <mrow>
      <mi>y</mi>
      <mo stretchy="false">=</mo>
      <mrow>
        <mn>1,05</mn>
        <mo stretchy="false">×</mo>
        <mi>x</mi>
      </mrow>
    </mrow>
    <annotation encoding="StarMath 5.0">y=1,05 times x</annotation>
  </semantics>
</math>
</file>

<file path=Object 5/content.xml><?xml version="1.0" encoding="utf-8"?>
<math xmlns="http://www.w3.org/1998/Math/MathML" display="block">
  <semantics>
    <mfrac>
      <mn>2</mn>
      <mn>5</mn>
    </mfrac>
    <annotation encoding="StarMath 5.0">2 over 5</annotation>
  </semantics>
</math>
</file>

<file path=Object 6/content.xml><?xml version="1.0" encoding="utf-8"?>
<math xmlns="http://www.w3.org/1998/Math/MathML" display="block">
  <semantics>
    <mover accent="true">
      <mi>N</mi>
      <mo>¯</mo>
    </mover>
    <annotation encoding="StarMath 5.0">overline{ N }</annotation>
  </semantics>
</math>
</file>

<file path=Object 7/content.xml><?xml version="1.0" encoding="utf-8"?>
<math xmlns="http://www.w3.org/1998/Math/MathML" display="block">
  <semantics>
    <mover accent="true">
      <mi>N</mi>
      <mo>¯</mo>
    </mover>
    <annotation encoding="StarMath 5.0">overline{ N }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N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over accent="true">
              <mi>N</mi>
              <mo>¯</mo>
            </mover>
          </mrow>
          <mo fence="true" form="postfix" stretchy="false">)</mo>
        </mrow>
        <mo stretchy="false">=</mo>
        <mn>1</mn>
      </mrow>
    </mrow>
    <annotation encoding="StarMath 5.0">P( N )+P( overline {N}  )=1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N</mi>
              <mo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i>N</mi>
        </mrow>
        <mo fence="true" form="postfix" stretchy="false">)</mo>
      </mrow>
    </mrow>
    <annotation encoding="StarMath 5.0">P( overline{N} )=1-P( N  )</annotation>
  </semantics>
</math>
</file>